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wrap" fo:border-left="none" fo:border-right="none" fo:border-top="none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mito</text:p>
          </table:table-cell>
          <table:table-cell office:value-type="string" calcext:value-type="string">
            <text:p><text:a xlink:href="python://o.number" xlink:type="simple">o.number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pediente</text:p>
          </table:table-cell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Monto</text:p>
          </table:table-cell>
          <table:table-cell table:style-name="ce5" office:value-type="string" calcext:value-type="string">
            <text:p>Solicita</text:p>
          </table:table-cell>
        </table:table-row>
        <table:table-row table:style-name="ro1">
          <table:table-cell table:style-name="ce2" office:value-type="string" calcext:value-type="string">
            <text:p><text:a xlink:href="python://for each=&quot;expedient in o.expedient_ids.sorted(key=lambda expedient: expedient.number)&quot;" xlink:type="simple">for each expedient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python://expedient.number" xlink:type="simple">expedient.number</text:a></text:p>
          </table:table-cell>
          <table:table-cell table:style-name="ce3" office:value-type="string" calcext:value-type="string">
            <text:p><text:a xlink:href="python://expedient.cover" xlink:type="simple">expedient.cover</text:a></text:p>
          </table:table-cell>
          <table:table-cell table:style-name="ce3" office:value-type="string" calcext:value-type="string">
            <text:p><text:a xlink:href="python://expedient.subsidy_recipient_doc" xlink:type="simple">expedient.subsidy_recipient_doc</text:a></text:p>
          </table:table-cell>
          <table:table-cell table:style-name="ce3" office:value-type="string" calcext:value-type="string">
            <text:p><text:a xlink:href="python://expedient.subsidy_amount" xlink:type="simple">expedient.subsidy_recipient_doc</text:a></text:p>
          </table:table-cell>
          <table:table-cell table:style-name="ce3" office:value-type="string" calcext:value-type="string">
            <text:p><text:a xlink:href="python://expedient.employee_subsidy_requestor" xlink:type="simple">expedient.subsidy_recipient_doc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0:25:06.870501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43:26.538625730</meta:creation-date>
    <meta:generator>LibreOffice/4.2.8.2$Linux_X86_64 LibreOffice_project/420m0$Build-2</meta:generator>
    <dc:date>2015-11-09T10:29:22.059319932</dc:date>
    <meta:editing-duration>PT8M15S</meta:editing-duration>
    <meta:editing-cycles>9</meta:editing-cycles>
    <meta:document-statistic meta:table-count="1" meta:cell-count="14" meta:object-count="0"/>
  </office:meta>
</office:document-meta>
</file>